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an@AlanECG:~/Documents/AJR-UML/S2014/OS2/A3$ ./xinu </text:p>
      <text:p text:style-name="P1">STARTING XINU...</text:p>
      <text:p text:style-name="P1">INITIALIZING SYSTEM...</text:p>
      <text:p text:style-name="P1">XMAIN: Starting PID 0...</text:p>
      <text:p text:style-name="P1"><text:span text:style-name="T1">help</text:span></text:p>
      <text:p text:style-name="P2">LIST OF COMMANDS</text:p>
      <text:p text:style-name="P2">show &lt;arg&gt;</text:p>
      <text:p text:style-name="P2"><text:tab/>proc - Process Table</text:p>
      <text:p text:style-name="P2"><text:tab/>sem – Semaphore Table/Queue</text:p>
      <text:p text:style-name="P2"><text:tab/>priority - Priority Queue</text:p>
      <text:p text:style-name="P2"><text:tab/>sleep - Sleep Queue</text:p>
      <text:p text:style-name="P2">create &lt;arg&gt; [args]</text:p>
      <text:p text:style-name="P2"><text:tab/>procA &lt;sem&gt;</text:p>
      <text:p text:style-name="P2"><text:tab/>procB &lt;sem&gt; &lt;pid_procA&gt;</text:p>
      <text:p text:style-name="P2"><text:tab/>procC &lt;pid_idle_thread&gt; &lt;timeout&gt;</text:p>
      <text:p text:style-name="P2">resume &lt;pid&gt;</text:p>
      <text:p text:style-name="P2">suspend &lt;pid&gt;</text:p>
      <text:p text:style-name="P2">kill &lt;pid&gt;</text:p>
      <text:p text:style-name="P2">sem &lt;arg&gt; &lt;arg&gt;</text:p>
      <text:p text:style-name="P2"><text:tab/>create &lt;count&gt;</text:p>
      <text:p text:style-name="P2"><text:tab/>signal &lt;id&gt;</text:p>
      <text:p text:style-name="P2">help</text:p>
      <text:p text:style-name="P1"><text:span text:style-name="T1">show proc</text:span></text:p>
      <text:p text:style-name="P1">PROC LIST</text:p>
      <text:p text:style-name="P1">PROC 0 - STATE: READY</text:p>
      <text:p text:style-name="P1">PROC 1 - STATE: FREE</text:p>
      <text:p text:style-name="P1">PROC 2 - STATE: FREE</text:p>
      <text:p text:style-name="P1">PROC 3 - STATE: FREE</text:p>
      <text:p text:style-name="P1">PROC 4 - STATE: FREE</text:p>
      <text:p text:style-name="P1">PROC 5 - STATE: FREE</text:p>
      <text:p text:style-name="P1">PROC 6 - STATE: FREE</text:p>
      <text:p text:style-name="P1">PROC 7 - STATE: FREE</text:p>
      <text:p text:style-name="P1">PROC 8 - STATE: FREE</text:p>
      <text:p text:style-name="P1">PROC 9 - STATE: CURRENT</text:p>
      <text:p text:style-name="P1"></text:p>
      <text:p text:style-name="P1"><text:span text:style-name="T1">show sem</text:span></text:p>
      <text:p text:style-name="P1">SEMAPHORE TABLE/QUEUE</text:p>
      <text:p text:style-name="P1">SEM 0 - STATE: FREE</text:p>
      <text:p text:style-name="P1">SEM 1 - STATE: FREE</text:p>
      <text:p text:style-name="P1">SEM 2 - STATE: FREE</text:p>
      <text:p text:style-name="P1">SEM 3 - STATE: FREE</text:p>
      <text:p text:style-name="P1">SEM 4 - STATE: FREE</text:p>
      <text:p text:style-name="P1">SEM 5 - STATE: FREE</text:p>
      <text:p text:style-name="P1">SEM 6 - STATE: FREE</text:p>
      <text:p text:style-name="P1">SEM 7 - STATE: FREE</text:p>
      <text:p text:style-name="P1">SEM 8 - STATE: FREE</text:p>
      <text:p text:style-name="P1">SEM 9 - STATE: FREE</text:p>
      <text:p text:style-name="P1"></text:p>
      <text:p text:style-name="P1"><text:span text:style-name="T1">sem create 0</text:span></text:p>
      <text:p text:style-name="P1">CREATED SEM 9</text:p>
      <text:p text:style-name="P1"><text:span text:style-name="T1">create procA</text:span> </text:p>
      <text:p text:style-name="P1">create procA &lt;sem&gt;</text:p>
      <text:p text:style-name="P1"><text:span text:style-name="T1">create procA 9</text:span> </text:p>
      <text:p text:style-name="P1"><text:soft-page-break/>CREATED (procA) PID 8</text:p>
      <text:p text:style-name="P1"><text:span text:style-name="T1">show proc</text:span></text:p>
      <text:p text:style-name="P1">PROC LIST</text:p>
      <text:p text:style-name="P1">PROC 0 - STATE: READY</text:p>
      <text:p text:style-name="P1">PROC 1 - STATE: FREE</text:p>
      <text:p text:style-name="P1">PROC 2 - STATE: FREE</text:p>
      <text:p text:style-name="P1">PROC 3 - STATE: FREE</text:p>
      <text:p text:style-name="P1">PROC 4 - STATE: FREE</text:p>
      <text:p text:style-name="P1">PROC 5 - STATE: FREE</text:p>
      <text:p text:style-name="P1">PROC 6 - STATE: FREE</text:p>
      <text:p text:style-name="P1">PROC 7 - STATE: FREE</text:p>
      <text:p text:style-name="P1">PROC 8 - STATE: SUSPEND</text:p>
      <text:p text:style-name="P1">PROC 9 - STATE: CURRENT</text:p>
      <text:p text:style-name="P1"></text:p>
      <text:p text:style-name="P1"><text:span text:style-name="T1">resume 8</text:span></text:p>
      <text:p text:style-name="P1">A: Starting PID 8...</text:p>
      <text:p text:style-name="P1">A: Waiting on Semaphore ID: 9...</text:p>
      <text:p text:style-name="P1"><text:span text:style-name="T1">show sem</text:span></text:p>
      <text:p text:style-name="P1">SEMAPHORE TABLE/QUEUE</text:p>
      <text:p text:style-name="P1">SEM 0 - STATE: FREE</text:p>
      <text:p text:style-name="P1">SEM 1 - STATE: FREE</text:p>
      <text:p text:style-name="P1">SEM 2 - STATE: FREE</text:p>
      <text:p text:style-name="P1">SEM 3 - STATE: FREE</text:p>
      <text:p text:style-name="P1">SEM 4 - STATE: FREE</text:p>
      <text:p text:style-name="P1">SEM 5 - STATE: FREE</text:p>
      <text:p text:style-name="P1">SEM 6 - STATE: FREE</text:p>
      <text:p text:style-name="P1">SEM 7 - STATE: FREE</text:p>
      <text:p text:style-name="P1">SEM 8 - STATE: FREE</text:p>
      <text:p text:style-name="P1">SEM 9 - STATE: USED</text:p>
      <text:p text:style-name="P1"><text:tab/>id: 8<text:tab/>key: 10</text:p>
      <text:p text:style-name="P1"></text:p>
      <text:p text:style-name="P1"><text:span text:style-name="T1">create procB</text:span></text:p>
      <text:p text:style-name="P1">create procB &lt;sem&gt; &lt;pid_procA&gt;</text:p>
      <text:p text:style-name="P1"><text:span text:style-name="T1">create procB 9 8</text:span></text:p>
      <text:p text:style-name="P1">CREATED (procB) PID 7</text:p>
      <text:p text:style-name="P1"><text:span text:style-name="T1">show proc</text:span></text:p>
      <text:p text:style-name="P1">PROC LIST</text:p>
      <text:p text:style-name="P1">PROC 0 - STATE: READY</text:p>
      <text:p text:style-name="P1">PROC 1 - STATE: FREE</text:p>
      <text:p text:style-name="P1">PROC 2 - STATE: FREE</text:p>
      <text:p text:style-name="P1">PROC 3 - STATE: FREE</text:p>
      <text:p text:style-name="P1">PROC 4 - STATE: FREE</text:p>
      <text:p text:style-name="P1">PROC 5 - STATE: FREE</text:p>
      <text:p text:style-name="P1">PROC 6 - STATE: FREE</text:p>
      <text:p text:style-name="P1">PROC 7 - STATE: SUSPEND</text:p>
      <text:p text:style-name="P1">PROC 8 - STATE: WAIT</text:p>
      <text:p text:style-name="P1">PROC 9 - STATE: CURRENT</text:p>
      <text:p text:style-name="P1"></text:p>
      <text:p text:style-name="P1"><text:span text:style-name="T1">resume 7</text:span></text:p>
      <text:p text:style-name="P1">B: Starting PID 7...</text:p>
      <text:p text:style-name="P1">B: Going to sleep for 2 seconds...</text:p>
      <text:p text:style-name="P1">B: Awakened. Signaling semaphore...</text:p>
      <text:p text:style-name="P1">A: Awakened. <text:s/>Waiting for message...</text:p>
      <text:p text:style-name="P1"><text:soft-page-break/>B: Going to sleep for 2 seconds...</text:p>
      <text:p text:style-name="P1">B: Awakened. Sending message (7) to PID 8...</text:p>
      <text:p text:style-name="P1">A: Message Received: 7</text:p>
      <text:p text:style-name="P1">A: Terminating...</text:p>
      <text:p text:style-name="P1">B: Going to sleep for 2 seconds...</text:p>
      <text:p text:style-name="P1">B: Awakened. Terminating...</text:p>
      <text:p text:style-name="P1"><text:span text:style-name="T1">show proc</text:span></text:p>
      <text:p text:style-name="P1">PROC LIST</text:p>
      <text:p text:style-name="P1">PROC 0 - STATE: READY</text:p>
      <text:p text:style-name="P1">PROC 1 - STATE: FREE</text:p>
      <text:p text:style-name="P1">PROC 2 - STATE: FREE</text:p>
      <text:p text:style-name="P1">PROC 3 - STATE: FREE</text:p>
      <text:p text:style-name="P1">PROC 4 - STATE: FREE</text:p>
      <text:p text:style-name="P1">PROC 5 - STATE: FREE</text:p>
      <text:p text:style-name="P1">PROC 6 - STATE: FREE</text:p>
      <text:p text:style-name="P1">PROC 7 - STATE: FREE</text:p>
      <text:p text:style-name="P1">PROC 8 - STATE: FREE</text:p>
      <text:p text:style-name="P1">PROC 9 - STATE: CURRENT</text:p>
      <text:p text:style-name="P1"></text:p>
      <text:p text:style-name="P1"><text:span text:style-name="T1">create procC</text:span></text:p>
      <text:p text:style-name="P1">create procC &lt;pid_idle_thread&gt; &lt;timeout&gt;</text:p>
      <text:p text:style-name="P1"><text:span text:style-name="T1">create procC 9 10</text:span></text:p>
      <text:p text:style-name="P1">CREATED (procC) PID 6</text:p>
      <text:p text:style-name="P1"><text:span text:style-name="T1">resume 6</text:span></text:p>
      <text:p text:style-name="P1">C: Starting... PID 6</text:p>
      <text:p text:style-name="P1">C: Sleeping for 10 second(s)...</text:p>
      <text:p text:style-name="P1">C: Awakened. <text:s/>Resuming PID 9...</text:p>
      <text:p text:style-name="P1">C: Terminating...</text:p>
      <text:p text:style-name="P1"><text:span text:style-name="T1">show proc</text:span></text:p>
      <text:p text:style-name="P1">PROC LIST</text:p>
      <text:p text:style-name="P1">PROC 0 - STATE: READY</text:p>
      <text:p text:style-name="P1">PROC 1 - STATE: FREE</text:p>
      <text:p text:style-name="P1">PROC 2 - STATE: FREE</text:p>
      <text:p text:style-name="P1">PROC 3 - STATE: FREE</text:p>
      <text:p text:style-name="P1">PROC 4 - STATE: FREE</text:p>
      <text:p text:style-name="P1">PROC 5 - STATE: FREE</text:p>
      <text:p text:style-name="P1">PROC 6 - STATE: FREE</text:p>
      <text:p text:style-name="P1">PROC 7 - STATE: FREE</text:p>
      <text:p text:style-name="P1">PROC 8 - STATE: FREE</text:p>
      <text:p text:style-name="P1">PROC 9 - STATE: CURRENT</text:p>
      <text:p text:style-name="P1"></text:p>
      <text:p text:style-name="P1"><text:span text:style-name="T1">kill 9</text:span></text:p>
      <text:p text:style-name="P1">Terminating Xinu...</text:p>
      <text:p text:style-name="P1">alan@AlanECG:~/Documents/AJR-UML/S2014/OS2/A3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Rosenthal</meta:initial-creator>
    <meta:creation-date>2014-05-06T18:03:42</meta:creation-date>
    <dc:date>2014-05-06T18:09:18</dc:date>
    <dc:creator>Alan Rosenthal</dc:creator>
    <meta:editing-duration>P0D</meta:editing-duration>
    <meta:editing-cycles>1</meta:editing-cycles>
    <meta:document-statistic meta:table-count="0" meta:image-count="0" meta:object-count="0" meta:page-count="3" meta:paragraph-count="150" meta:word-count="573" meta:character-count="2940" meta:non-whitespace-character-count="2344"/>
    <meta:generator>LibreOffice/3.5$Linux_X86_64 LibreOffice_project/350m1$Build-2</meta:generator>
  </office:meta>
</office:document-meta>
</file>